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Text_20_body">
      <style:paragraph-properties fo:text-align="center" style:justify-single-word="false" fo:break-before="page"/>
      <style:text-properties fo:font-size="12pt" style:font-size-asian="12pt" style:font-size-complex="12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fo:font-style="normal" style:font-style-asian="normal" style:font-style-complex="normal"/>
    </style:style>
    <style:style style:name="P11" style:family="paragraph" style:parent-style-name="Text_20_body" style:list-style-name="L7"/>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parent-style-name="Source_20_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parent-style-name="Source_20_Text">
      <style:text-properties fo:font-style="italic" style:font-style-asian="normal" style:font-style-complex="normal"/>
    </style:style>
    <style:style style:name="T6"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users guide</text:p>
      <text:p text:style-name="Subtitle">Authors: To<text:span text:style-name="T1">mmi Mäkitalo, Andreas Welchlin</text:span></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Concept<text:tab/>3</text:p>
          <text:p text:style-name="P3">Installing Tntnet<text:tab/>3</text:p>
          <text:p text:style-name="P3">Create a simple application with Tntnet<text:tab/>3</text:p>
          <text:p text:style-name="P3">C++-content (processing, expressions, conditional expressions)<text:tab/>4</text:p>
          <text:p text:style-name="P3">Query-arguments (scalar/vector, untyped/typed, default-value)<text:tab/>4</text:p>
          <text:p text:style-name="P3">Components<text:tab/>5</text:p>
          <text:p text:style-name="P3">Component-parameters<text:tab/>5</text:p>
          <text:p text:style-name="P3">Calling components (dynamic/static)<text:tab/>6</text:p>
          <text:p text:style-name="P3">Calling components from c++<text:tab/>6</text:p>
          <text:p text:style-name="P3">Include ecpp-files<text:tab/>7</text:p>
          <text:p text:style-name="P3">Declaring subcomponents<text:tab/>7</text:p>
          <text:p text:style-name="P3">Passing parameters to components<text:tab/>7</text:p>
          <text:p text:style-name="P3">Defining Variables<text:tab/>9</text:p>
          <text:p text:style-name="P3">Cookies<text:tab/>10</text:p>
          <text:p text:style-name="P3">Component attributes<text:tab/>10</text:p>
          <text:p text:style-name="P3">Configuration<text:tab/>11</text:p>
          <text:p text:style-name="P3">Accessing configuration variables<text:tab/>12</text:p>
          <text:p text:style-name="P3">Logging<text:tab/>12</text:p>
          <text:p text:style-name="P3">Exception handling<text:tab/>12</text:p>
          <text:p text:style-name="P3">Savepoints<text:tab/>12</text:p>
          <text:p text:style-name="P3">Binary content<text:tab/>13</text:p>
          <text:p text:style-name="P3">Upload<text:tab/>14</text:p>
          <text:p text:style-name="P3">Using c++-classes<text:tab/>14</text:p>
          <text:p text:style-name="P3">Some notes about multi threading<text:tab/>15</text:p>
        </text:index-body>
      </text:table-of-content>
      <text:h text:style-name="Heading_20_1" text:outline-level="1"/>
      <text:h text:style-name="P4" text:outline-level="1">Concept</text:h>
      <text:p text:style-name="Text_20_body">Tntnet is a application server for web applications written in c++. A web application in tntnet is written with a template-language, which embeds c++-processing-instructions in html-pages. You can use ex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text:style-name="L2">
        <text:list-item>
          <text:p text:style-name="P5">install cxxtools</text:p>
        </text:list-item>
        <text:list-item>
          <text:p text:style-name="P5">unpack the sources with “tar xzf tntnet-version.tar.gz”</text:p>
        </text:list-item>
        <text:list-item>
          <text:p text:style-name="P5">cd to the source-directory “cd tntnet-version.tar.gz”</text:p>
        </text:list-item>
        <text:list-item>
          <text:p text:style-name="P5">run “./configure”</text:p>
        </text:list-item>
        <text:list-item>
          <text:p text:style-name="P5">run “make”</text:p>
        </text:list-item>
        <text:list-item>
          <text:p text:style-name="P5">run “make install”</text:p>
        </text:list-item>
      </text:list>
      <text:p text:style-name="Text_20_body">This installs: The application server and tools for </text:p>
      <text:list text:style-name="L3">
        <text:list-item>
          <text:p text:style-name="P6">tntnet – the web application server</text:p>
        </text:list-item>
        <text:list-item>
          <text:p text:style-name="P6">ecppc – the ecpp-compiler</text:p>
        </text:list-item>
        <text:list-item>
          <text:p text:style-name="P6">ecppl – the ecpp-language-extractor for internationalization</text:p>
        </text:list-item>
        <text:list-item>
          <text:p text:style-name="P6">ecppll – the ecpp-language-linker for internationalization</text:p>
        </text:list-item>
        <text:list-item>
          <text:p text:style-name="P6">some shared libraries</text:p>
        </text:list-item>
        <text:list-item>
          <text:p text:style-name="P6">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text:style-name="L4">
        <text:list-item>
          <text:p text:style-name="P7">projectname.ecpp – your first ecpp-file</text:p>
        </text:list-item>
        <text:list-item>
          <text:p text:style-name="P7">Makefile – a simple makefile to build the application</text:p>
        </text:list-item>
        <text:list-item>
          <text:p text:style-name="P7">tntnet.conf – a basic configuration file for tntnet</text:p>
        </text:list-item>
        <text:list-item>
          <text:p text:style-name="P7">tntnet.properties – a basic configuration file for logging-configuration</text:p>
        </text:list-item>
      </text:list>
      <text:p text:style-name="Text_20_body">You should use a valid c++-class name as the project name, because the project name is used as a class 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 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T3">reply.out()</text:span><text:span text:style-name="T4"> returns a </text:span><text:span text:style-name="T5">std::ostream</text:span><text:span text:style-name="T4">, which writes text to the html-page. </text:span><text:span text:style-name="T3">reply.sout()</text:span><text:span text:style-name="T2"> </text:span><text:span text:style-name="T4">returns a </text:span><text:span text:style-name="T5">std::ostream</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6">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6">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text:style-name="L5">
        <text:list-item>
          <text:p text:style-name="P8">component-id (of type <text:span text:style-name="Source_20_Text">tnt::compident</text:span> or <text:span text:style-name="Source_20_Text">tnt::subcompident</text:span> or a <text:span text:style-name="Source_20_Text">std::string</text:span>)</text:p>
        </text:list-item>
        <text:list-item>
          <text:p text:style-name="P8">request</text:p>
        </text:list-item>
        <text:list-item>
          <text:p text:style-name="P8">reply</text:p>
        </text:list-item>
        <text:list-item>
          <text:p text:style-name="P8">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text:style-name="L6">
        <text:list-item>
          <text:p text:style-name="P9">global declarations</text:p>
        </text:list-item>
        <text:list-item>
          <text:p text:style-name="P9">initialization, which is needed in multiple components</text:p>
        </text:list-item>
        <text:list-item>
          <text:p text:style-name="P9">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T3">compname</text:span><text:span text:style-name="T5">&gt;...&lt;/%def&gt;</text:span><text:span text:style-name="T4">. The syntax of subcomponents is the same as in top-level-components. The only exception is, 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h text:style-name="Heading_20_1" text:outline-level="1">Defining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p text:style-name="Heading_20_2">Lifetime</text:p>
      <text:p text:style-name="Text_20_body">Variables are defined in a lifetime-area. The lifetime can be session, request, application or thread.</text:p>
      <text:p text:style-name="Text_20_body">Session-variables are valid for the current user 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 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p text:style-name="Heading_20_2">Scope</text:p>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Text_20_body">Example:</text:p>
      <text:p text:style-name="Text_20_body">To set a cookie:</text:p>
      <text:p text:style-name="Preformatted_20_Text">&lt;{</text:p>
      <text:p text:style-name="Preformatted_20_Text"><text:s text:c="2"/>reply.setCookie(“mycookie”, “myvalue”);</text:p>
      <text:p text:style-name="Preformatted_20_Text">}&gt;</text:p>
      <text:p text:style-name="Preformatted_20_Text"/>
      <text:p text:style-name="Text_20_body">At next request retrieve the value:</text:p>
      <text:p text:style-name="Preformatted_20_Text">&lt;{</text:p>
      <text:p text:style-name="Preformatted_20_Text"><text:s text:c="2"/>std::string v = request.getCookie(“mycookie”);</text:p>
      <text:p text:style-name="Preformatted_20_Text"><text:s text:c="2"/>// “v” has the value “myvalue” now</text:p>
      <text:p text:style-name="Preformatted_20_Text">}&gt;</text:p>
      <text:p text:style-name="Text_20_body">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Text_20_body">Example:</text:p>
      <text:p text:style-name="Text_20_body">Define a attribute:</text:p>
      <text:p text:style-name="Preformatted_20_Text">&lt;%attr&gt;</text:p>
      <text:p text:style-name="Preformatted_20_Text">myattribute = “myvalue”;</text:p>
      <text:p text:style-name="Preformatted_20_Text">&lt;/%attr&gt;</text:p>
      <text:p text:style-name="Preformatted_20_Text"/>
      <text:p text:style-name="Text_20_body">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with the command line-switch -c,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text:p>
      <text:p text:style-name="Text_20_body">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Text_20_body">Example:</text:p>
      <text:p text:style-name="Preformatted_20_Text">&lt;%config&gt;</text:p>
      <text:p text:style-name="Preformatted_20_Text">dburl = “database=mydb”;</text:p>
      <text:p text:style-name="Preformatted_20_Text">&lt;/%config&gt;</text:p>
      <text:p text:style-name="Text_20_body"/>
      <text:p text:style-name="Text_20_body">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10">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Text_20_body">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Text_20_body">Example:</text:p>
      <text:p text:style-name="Text_20_body">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Preformatted_20_Text"/>
      <text:p text:style-name="Text_20_body">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text:style-name="L7">
        <text:list-item>
          <text:p text:style-name="P11">request.getUser() returns returns the user name sent by the client as a std::string or an empty string, if nothing set</text:p>
        </text:list-item>
        <text:list-item>
          <text:p text:style-name="P11">request.verifyPassword(std::string password) returns true, if the password, which is sent by the client, matches the passwort passed as a parameter.</text:p>
        </text:list-item>
        <text:list-item>
          <text:p text:style-name="P11">reply.notAuthorized(std::string realm) sets a proper HTTP-header for basic authentication and returns 401, which is the right error code.</text:p>
        </text:list-item>
      </text:list>
      <text:p text:style-name="Text_20_body">This makes using HTTP basic authentication simple:</text:p>
      <text:p text:style-name="Preformatted_20_Text">&lt;{</text:p>
      <text:p text:style-name="Preformatted_20_Text"><text:s text:c="2"/>if (request.getUser() != "Aladdin" <text:s/>// user name wrong?</text:p>
      <text:p text:style-name="Preformatted_20_Text"><text:s text:c="4"/>|| request.verifyPassword("open sesame")) <text:s/>// password wrong?</text:p>
      <text:p text:style-name="Preformatted_20_Text"><text:s text:c="2"/>{</text:p>
      <text:p text:style-name="Preformatted_20_Text"><text:s text:c="4"/>return reply.notAuthorized("who says what to open the sesame?");</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Text_20_body">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im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Tim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users guide<text:tab/><text:page-number text:select-page="current">1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5-05-26T22:08:05</meta:creation-date>
    <dc:date>2007-07-01T21:39:50</dc:date>
    <meta:printed-by>Tommi Mäkitalo</meta:printed-by>
    <meta:print-date>2005-11-25T20:58:51</meta:print-date>
    <dc:language>en-US</dc:language>
    <meta:editing-cycles>31</meta:editing-cycles>
    <meta:user-defined meta:name="Info 1"/>
    <meta:user-defined meta:name="Info 2"/>
    <meta:user-defined meta:name="Info 3"/>
    <meta:user-defined meta:name="Info 4"/>
    <meta:document-statistic meta:table-count="0" meta:image-count="0" meta:object-count="0" meta:page-count="15" meta:paragraph-count="390" meta:word-count="4121" meta:character-count="26222"/>
  </office:meta>
</office:document-meta>
</file>